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i Heritage Pro" svg:font-family="'Tai Heritage Pro'" style:font-pitch="variable"/>
    <style:font-face style:name="Tai Heritage Pro:2003=1" svg:font-family="'Tai Heritage Pro:2003=1'" style:font-pitch="variable"/>
    <style:font-face style:name="Tai Heritage Pro:2006=1" svg:font-family="'Tai Heritage Pro:2006=1'" style:font-pitch="variable"/>
    <style:font-face style:name="Tai Heritage Pro:auea=1" svg:font-family="'Tai Heritage Pro:auea=1'" style:font-pitch="variable"/>
    <style:font-face style:name="Tai Heritage Pro:hoia=1" svg:font-family="'Tai Heritage Pro:hoia=1'" style:font-pitch="variable"/>
    <style:font-face style:name="Tai Heritage Pro:hpho=1" svg:font-family="'Tai Heritage Pro:hpho=1'" style:font-pitch="variable"/>
    <style:font-face style:name="Tai Heritage Pro:htoa=1" svg:font-family="'Tai Heritage Pro:htoa=1'" style:font-pitch="variable"/>
    <style:font-face style:name="Tai Heritage Pro:lcoa=1" svg:font-family="'Tai Heritage Pro:lcoa=1'" style:font-pitch="variable"/>
    <style:font-face style:name="Tai Heritage Pro:vowp=1" svg:font-family="'Tai Heritage Pro:vowp=1'" style:font-pitch="variable"/>
    <style:font-face style:name="Tai Heritage Pro:vowp=2" svg:font-family="'Tai Heritage Pro:vowp=2'"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64.7pt" fo:margin-left="-5.4pt" table:align="left" style:writing-mode="lr-tb"/>
    </style:style>
    <style:style style:name="Table1.A" style:family="table-column">
      <style:table-column-properties style:column-width="81.85pt"/>
    </style:style>
    <style:style style:name="Table1.B" style:family="table-column">
      <style:table-column-properties style:column-width="51.5pt"/>
    </style:style>
    <style:style style:name="Table1.C" style:family="table-column">
      <style:table-column-properties style:column-width="50pt"/>
    </style:style>
    <style:style style:name="Table1.D" style:family="table-column">
      <style:table-column-properties style:column-width="214.1pt"/>
    </style:style>
    <style:style style:name="Table1.E" style:family="table-column">
      <style:table-column-properties style:column-width="67.25pt"/>
    </style:style>
    <style:style style:name="Table1.1" style:family="table-row">
      <style:table-row-properties style:keep-together="false" fo:keep-together="always"/>
    </style:style>
    <style:style style:name="Table1.A1" style:family="table-cell">
      <style:table-cell-properties fo:padding-left="5.4pt" fo:padding-right="5.4pt" fo:padding-top="0pt" fo:padding-bottom="0pt" fo:border-left="0.25pt solid #000000" fo:border-right="none" fo:border-top="0.25pt solid #000000" fo:border-bottom="0.25pt solid #000000"/>
    </style:style>
    <style:style style:name="Table1.E1" style:family="table-cell">
      <style:table-cell-properties fo:padding-left="5.4pt" fo:padding-right="5.4pt" fo:padding-top="0pt" fo:padding-bottom="0pt" fo:border="0.25pt solid #000000"/>
    </style:style>
    <style:style style:name="Table1.A2" style:family="table-cell">
      <style:table-cell-properties fo:padding-left="5.4pt" fo:padding-right="5.4pt" fo:padding-top="0pt" fo:padding-bottom="0pt" fo:border-left="1pt solid #000000" fo:border-right="none" fo:border-top="1pt solid #000000" fo:border-bottom="0.25pt solid #000000"/>
    </style:style>
    <style:style style:name="Table1.B2" style:family="table-cell">
      <style:table-cell-properties fo:padding-left="5.4pt" fo:padding-right="5.4pt" fo:padding-top="0pt" fo:padding-bottom="0pt" fo:border-left="0.25pt solid #000000" fo:border-right="none" fo:border-top="1pt solid #000000" fo:border-bottom="0.25pt solid #000000"/>
    </style:style>
    <style:style style:name="Table1.E2" style:family="table-cell">
      <style:table-cell-properties fo:padding-left="5.4pt" fo:padding-right="5.4pt" fo:padding-top="0pt" fo:padding-bottom="0pt" fo:border-left="0.25pt solid #000000" fo:border-right="0.25pt solid #000000" fo:border-top="1pt solid #000000" fo:border-bottom="0.25pt solid #000000"/>
    </style:style>
    <style:style style:name="Table1.A3" style:family="table-cell">
      <style:table-cell-properties fo:padding-left="5.4pt" fo:padding-right="5.4pt" fo:padding-top="0pt" fo:padding-bottom="0pt" fo:border-left="0.25pt solid #000000" fo:border-right="none" fo:border-top="none" fo:border-bottom="0.25pt solid #000000"/>
    </style:style>
    <style:style style:name="Table1.E3" style:family="table-cell">
      <style:table-cell-properties fo:padding-left="5.4pt" fo:padding-right="5.4pt" fo:padding-top="0pt" fo:padding-bottom="0pt" fo:border-left="0.25pt solid #000000" fo:border-right="0.25pt solid #000000" fo:border-top="none" fo:border-bottom="0.25pt solid #000000"/>
    </style:style>
    <style:style style:name="Table1.A10" style:family="table-cell">
      <style:table-cell-properties fo:padding-left="5.4pt" fo:padding-right="5.4pt" fo:padding-top="0pt" fo:padding-bottom="0pt" fo:border-left="0.25pt solid #000000" fo:border-right="none" fo:border-top="none" fo:border-bottom="1pt solid #000000"/>
    </style:style>
    <style:style style:name="Table1.E10" style:family="table-cell">
      <style:table-cell-properties fo:padding-left="5.4pt" fo:padding-right="5.4pt" fo:padding-top="0pt" fo:padding-bottom="0pt" fo:border-left="0.25pt solid #000000" fo:border-right="0.25pt solid #000000" fo:border-top="none" fo:border-bottom="1pt solid #000000"/>
    </style:style>
    <style:style style:name="P1" style:family="paragraph" style:parent-style-name="Standard">
      <style:paragraph-properties fo:margin-top="0pt" fo:margin-bottom="0pt"/>
    </style:style>
    <style:style style:name="P2" style:family="paragraph" style:parent-style-name="Standard">
      <style:paragraph-properties fo:margin-top="0pt" fo:margin-bottom="0pt" fo:line-height="28.8pt"/>
      <style:text-properties style:font-name="Tai Heritage Pro" fo:font-size="14pt" style:font-size-asian="14pt" style:font-name-complex="Tai Heritage Pro" style:font-size-complex="14pt"/>
    </style:style>
    <style:style style:name="P3" style:family="paragraph" style:parent-style-name="Standard">
      <style:paragraph-properties fo:margin-top="0pt" fo:margin-bottom="0pt" fo:line-height="150%"/>
      <style:text-properties style:font-name="Tai Heritage Pro" fo:font-size="14pt" style:font-size-asian="14pt" style:font-name-complex="Tai Heritage Pro:2006=1" style:font-size-complex="14pt"/>
    </style:style>
    <style:style style:name="P4" style:family="paragraph" style:parent-style-name="Standard">
      <style:paragraph-properties fo:margin-top="0pt" fo:margin-bottom="0pt" fo:line-height="28.8pt"/>
      <style:text-properties style:font-name="Tai Heritage Pro" fo:font-size="14pt" style:font-size-asian="14pt" style:font-name-complex="Tai Heritage Pro:vowp=1" style:font-size-complex="14pt"/>
    </style:style>
    <style:style style:name="P5" style:family="paragraph" style:parent-style-name="Standard">
      <style:paragraph-properties fo:margin-top="0pt" fo:margin-bottom="0pt" fo:line-height="31.69pt"/>
      <style:text-properties style:font-name="Tai Heritage Pro" fo:font-size="14pt" style:font-size-asian="14pt" style:font-name-complex="Tai Heritage Pro:vowp=2" style:font-size-complex="14pt"/>
    </style:style>
    <style:style style:name="P6" style:family="paragraph" style:parent-style-name="Standard">
      <style:paragraph-properties fo:margin-top="0pt" fo:margin-bottom="0pt" fo:line-height="28.8pt"/>
      <style:text-properties style:font-name="Tai Heritage Pro" fo:font-size="14pt" style:font-size-asian="14pt" style:font-name-complex="Tai Heritage Pro:lcoa=1" style:font-size-complex="14pt"/>
    </style:style>
    <style:style style:name="P7" style:family="paragraph" style:parent-style-name="Standard">
      <style:paragraph-properties fo:margin-top="0pt" fo:margin-bottom="0pt" fo:line-height="28.8pt"/>
      <style:text-properties style:font-name="Tai Heritage Pro" fo:font-size="14pt" style:font-size-asian="14pt" style:font-name-complex="Tai Heritage Pro:htoa=1" style:font-size-complex="14pt"/>
    </style:style>
    <style:style style:name="P8" style:family="paragraph" style:parent-style-name="Standard">
      <style:paragraph-properties fo:margin-top="0pt" fo:margin-bottom="0pt" fo:line-height="28.8pt"/>
      <style:text-properties style:font-name="Tai Heritage Pro" fo:font-size="14pt" style:font-size-asian="14pt" style:font-name-complex="Tai Heritage Pro:hpho=1" style:font-size-complex="14pt"/>
    </style:style>
    <style:style style:name="P9" style:family="paragraph" style:parent-style-name="Standard">
      <style:paragraph-properties fo:margin-top="0pt" fo:margin-bottom="0pt" fo:line-height="28.8pt"/>
      <style:text-properties style:font-name="Tai Heritage Pro" fo:font-size="14pt" style:font-size-asian="14pt" style:font-name-complex="Tai Heritage Pro:auea=1" style:font-size-complex="14pt"/>
    </style:style>
    <style:style style:name="P10" style:family="paragraph" style:parent-style-name="Standard">
      <style:paragraph-properties fo:margin-top="0pt" fo:margin-bottom="0pt" fo:line-height="150%"/>
      <style:text-properties style:font-name="Tai Heritage Pro" fo:font-size="14pt" style:font-size-asian="14pt" style:font-name-complex="Tai Heritage Pro:hoia=1" style:font-size-complex="14pt"/>
    </style:style>
    <style:style style:name="P11" style:family="paragraph" style:parent-style-name="Standard">
      <style:paragraph-properties fo:margin-top="0pt" fo:margin-bottom="0pt"/>
      <style:text-properties fo:font-size="11pt" fo:font-weight="bold" style:font-size-asian="11pt" style:font-weight-asian="bold" style:font-size-complex="11pt" style:font-weight-complex="bold"/>
    </style:style>
    <style:style style:name="P12" style:family="paragraph" style:parent-style-name="Standard">
      <style:paragraph-properties fo:margin-top="0pt" fo:margin-bottom="0pt"/>
      <style:text-properties fo:font-size="10pt" fo:font-style="italic" style:font-size-asian="10pt" style:font-style-asian="italic" style:font-size-complex="10pt"/>
    </style:style>
    <style:style style:name="P13" style:family="paragraph" style:parent-style-name="Standard">
      <style:paragraph-properties fo:margin-top="0pt" fo:margin-bottom="0pt"/>
      <style:text-properties fo:font-size="10pt" fo:font-style="italic" style:font-size-asian="10pt" style:font-style-asian="italic" style:font-size-complex="10pt" style:font-style-complex="italic"/>
    </style:style>
    <style:style style:name="P14" style:family="paragraph" style:parent-style-name="Text_20_body">
      <style:paragraph-properties fo:margin-left="35.89pt" fo:margin-right="0pt" fo:text-indent="0pt" style:auto-text-indent="false"/>
      <style:text-properties style:font-name="Times New Roman"/>
    </style:style>
    <style:style style:name="P15" style:family="paragraph" style:parent-style-name="Subtitle">
      <style:paragraph-properties fo:text-align="start" style:justify-single-word="false"/>
      <style:text-properties fo:font-size="14pt" style:font-size-asian="14pt" style:font-size-complex="14pt"/>
    </style:style>
    <style:style style:name="P16" style:family="paragraph" style:parent-style-name="Standard">
      <style:text-properties fo:font-style="italic" style:font-style-asian="italic" style:font-style-complex="italic"/>
    </style:style>
    <style:style style:name="P17" style:family="paragraph" style:parent-style-name="Title" style:master-page-name="Standard">
      <style:paragraph-properties fo:margin-top="0pt" fo:margin-bottom="3pt" fo:text-align="start" style:justify-single-word="false" style:page-number="auto"/>
      <style:text-properties fo:font-size="18pt" style:font-size-asian="18pt" style:font-size-complex="18pt"/>
    </style:style>
    <style:style style:name="P18" style:family="paragraph" style:parent-style-name="Standard">
      <style:paragraph-properties fo:margin-top="0pt" fo:margin-bottom="0pt" fo:line-height="28.8pt"/>
      <style:text-properties style:font-name="Tai Heritage Pro" fo:font-size="14pt" style:font-size-asian="14pt" style:font-name-complex="Tai Heritage Pro" style:font-size-complex="14pt"/>
    </style:style>
    <style:style style:name="P19" style:family="paragraph" style:parent-style-name="Text_20_body" style:list-style-name="L1"/>
    <style:style style:name="T1" style:family="text">
      <style:text-properties style:font-name="Tai Heritage Pro:vowp=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ser selectable features in Tai Heritage Pro</text:p>
      <text:p text:style-name="P15">Version 2.500</text:p>
      <text:h text:style-name="Heading_20_1" text:outline-level="1">List of feature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1">Feature Name</text:p>
            </table:table-cell>
            <table:table-cell table:style-name="Table1.A1" office:value-type="string">
              <text:p text:style-name="P11">Feature ID</text:p>
            </table:table-cell>
            <table:table-cell table:style-name="Table1.A1" office:value-type="string">
              <text:p text:style-name="P11">Feature Value</text:p>
            </table:table-cell>
            <table:table-cell table:style-name="Table1.A1" office:value-type="string">
              <text:p text:style-name="P11">Effect</text:p>
            </table:table-cell>
            <table:table-cell table:style-name="Table1.E1" office:value-type="string">
              <text:p text:style-name="P11">Examples</text:p>
            </table:table-cell>
          </table:table-row>
        </table:table-header-rows>
        <table:table-row table:style-name="Table1.1">
          <table:table-cell table:style-name="Table1.A2" office:value-type="string">
            <text:p text:style-name="P1">Vowel Position</text:p>
          </table:table-cell>
          <table:table-cell table:style-name="Table1.B2" office:value-type="string">
            <text:p text:style-name="P1">vowp</text:p>
          </table:table-cell>
          <table:table-cell table:style-name="Table1.B2" office:value-type="string">
            <text:p text:style-name="P1">0 </text:p>
            <text:p text:style-name="P12">(default)</text:p>
          </table:table-cell>
          <table:table-cell table:style-name="Table1.B2" office:value-type="string">
            <text:p text:style-name="P1">Combining vowels and tones are placed over the initial consonant.</text:p>
          </table:table-cell>
          <table:table-cell table:style-name="Table1.E2" office:value-type="string">
            <text:p text:style-name="P2">ꪊꪾꪚ ꪕꪳ꪿ꪉ</text:p>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1</text:p>
          </table:table-cell>
          <table:table-cell table:style-name="Table1.A3" office:value-type="string">
            <text:p text:style-name="Standard">Combining vowel is placed over final consonant for –ap only. (I.e.: <text:span text:style-name="Unicode_20_Name">Tai Viet Vowel Am</text:span> is place over <text:span text:style-name="Unicode_20_Name">Tai Viet Letter Low Bo</text:span>.)</text:p>
          </table:table-cell>
          <table:table-cell table:style-name="Table1.E3" office:value-type="string">
            <text:p text:style-name="P4"><text:span text:style-name="T1">ꪊꪾꪚ</text:span> ꪕꪳ꪿ꪉ</text:p>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2</text:p>
          </table:table-cell>
          <table:table-cell table:style-name="Table1.A3" office:value-type="string">
            <text:p text:style-name="P1">Combining vowels and tones are place over final consonants, except when used in a digraph with a left side vowel.</text:p>
          </table:table-cell>
          <table:table-cell table:style-name="Table1.E3" office:value-type="string">
            <text:p text:style-name="P5">ꪊꪾꪚ ꪕꪳ꪿ꪉ</text:p>
          </table:table-cell>
        </table:table-row>
        <table:table-row table:style-name="Table1.1">
          <table:table-cell table:style-name="Table1.B2" office:value-type="string">
            <text:p text:style-name="P1">Low CO Alternate (rotated)</text:p>
          </table:table-cell>
          <table:table-cell table:style-name="Table1.B2" office:value-type="string">
            <text:p text:style-name="P1">lcoa</text:p>
          </table:table-cell>
          <table:table-cell table:style-name="Table1.B2" office:value-type="string">
            <text:p text:style-name="P1">0</text:p>
            <text:p text:style-name="P12">(default)</text:p>
          </table:table-cell>
          <table:table-cell table:style-name="Table1.B2" office:value-type="string">
            <text:p text:style-name="P1">Use the unrotated style of <text:span text:style-name="Unicode_20_Name">Tai Viet Low Co</text:span></text:p>
          </table:table-cell>
          <table:table-cell table:style-name="Table1.E2" office:value-type="string">
            <text:p text:style-name="P2">ꪊꪾꪚ ꪕꪳ꪿ꪉ</text:p>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1</text:p>
          </table:table-cell>
          <table:table-cell table:style-name="Table1.A3" office:value-type="string">
            <text:p text:style-name="P1">Use the rotated style of <text:span text:style-name="Unicode_20_Name">Tai Viet Low Co</text:span></text:p>
          </table:table-cell>
          <table:table-cell table:style-name="Table1.E3" office:value-type="string">
            <text:p text:style-name="P6">ꪊꪾꪚ ꪕꪳ꪿ꪉ</text:p>
          </table:table-cell>
        </table:table-row>
        <table:table-row table:style-name="Table1.1">
          <table:table-cell table:style-name="Table1.B2" office:value-type="string">
            <text:p text:style-name="P1">High TO Alternate (with tail)</text:p>
          </table:table-cell>
          <table:table-cell table:style-name="Table1.B2" office:value-type="string">
            <text:p text:style-name="P1">htoa</text:p>
          </table:table-cell>
          <table:table-cell table:style-name="Table1.B2" office:value-type="string">
            <text:p text:style-name="P1">0</text:p>
            <text:p text:style-name="P12">(default)</text:p>
          </table:table-cell>
          <table:table-cell table:style-name="Table1.B2" office:value-type="string">
            <text:p text:style-name="P1"><text:span text:style-name="Unicode_20_Name">Tai Viet High To</text:span> displayed without tail</text:p>
          </table:table-cell>
          <table:table-cell table:style-name="Table1.E2" office:value-type="string">
            <text:p text:style-name="P2">ꪼꪕ</text:p>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1</text:p>
          </table:table-cell>
          <table:table-cell table:style-name="Table1.A3" office:value-type="string">
            <text:p text:style-name="P1"><text:span text:style-name="Unicode_20_Name">Tai Viet High To</text:span> displayed with tail</text:p>
          </table:table-cell>
          <table:table-cell table:style-name="Table1.E3" office:value-type="string">
            <text:p text:style-name="P7">ꪼꪕ</text:p>
          </table:table-cell>
        </table:table-row>
        <table:table-row table:style-name="Table1.1">
          <table:table-cell table:style-name="Table1.B2" office:value-type="string">
            <text:p text:style-name="P1">High PHO Alternate (with closed tail)</text:p>
          </table:table-cell>
          <table:table-cell table:style-name="Table1.B2" office:value-type="string">
            <text:p text:style-name="P1">hpho</text:p>
          </table:table-cell>
          <table:table-cell table:style-name="Table1.B2" office:value-type="string">
            <text:p text:style-name="P1">0</text:p>
            <text:p text:style-name="P12">(default)</text:p>
          </table:table-cell>
          <table:table-cell table:style-name="Table1.B2" office:value-type="string">
            <text:p text:style-name="P1"><text:span text:style-name="Unicode_20_Name">Tai Viet High Pho</text:span> displayed with open tail</text:p>
          </table:table-cell>
          <table:table-cell table:style-name="Table1.E2" office:value-type="string">
            <text:p text:style-name="P2">ꪟꪸ</text:p>
          </table:table-cell>
        </table:table-row>
        <table:table-row table:style-name="Table1.1">
          <table:table-cell table:style-name="Table1.A10" office:value-type="string">
            <text:p text:style-name="P1"/>
          </table:table-cell>
          <table:table-cell table:style-name="Table1.A10" office:value-type="string">
            <text:p text:style-name="P1"/>
          </table:table-cell>
          <table:table-cell table:style-name="Table1.A10" office:value-type="string">
            <text:p text:style-name="P1">1</text:p>
          </table:table-cell>
          <table:table-cell table:style-name="Table1.A10" office:value-type="string">
            <text:p text:style-name="P1"><text:span text:style-name="Unicode_20_Name">Tai Viet High Pho</text:span> displayed with closed tail</text:p>
          </table:table-cell>
          <table:table-cell table:style-name="Table1.E10" office:value-type="string">
            <text:p text:style-name="P8">ꪟꪸ</text:p>
          </table:table-cell>
        </table:table-row>
        <table:table-row table:style-name="Table1.1">
          <table:table-cell table:style-name="Table1.A3" office:value-type="string">
            <text:p text:style-name="P1">AUE Alternate (fancy)</text:p>
          </table:table-cell>
          <table:table-cell table:style-name="Table1.A3" office:value-type="string">
            <text:p text:style-name="P1">auea</text:p>
          </table:table-cell>
          <table:table-cell table:style-name="Table1.A3" office:value-type="string">
            <text:p text:style-name="P1">0</text:p>
            <text:p text:style-name="P12">(default)</text:p>
          </table:table-cell>
          <table:table-cell table:style-name="Table1.A3" office:value-type="string">
            <text:p text:style-name="P1">Use plain style for <text:span text:style-name="Unicode_20_Name">Tai Viet Vowel AUE</text:span></text:p>
          </table:table-cell>
          <table:table-cell table:style-name="Table1.E3" office:value-type="string">
            <text:p text:style-name="P2">ꪻꪬ꫁</text:p>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1</text:p>
          </table:table-cell>
          <table:table-cell table:style-name="Table1.A3" office:value-type="string">
            <text:p text:style-name="P1">Use “fancy” style for <text:span text:style-name="Unicode_20_Name">Tai Viet Vowel AUE</text:span></text:p>
          </table:table-cell>
          <table:table-cell table:style-name="Table1.E3" office:value-type="string">
            <text:p text:style-name="P9">ꪻꪬ꫁</text:p>
          </table:table-cell>
        </table:table-row>
        <table:table-row table:style-name="Table1.1">
          <table:table-cell table:style-name="Table1.B2" office:value-type="string">
            <text:p text:style-name="P1">HO HOI Alternate (abbreviated)</text:p>
          </table:table-cell>
          <table:table-cell table:style-name="Table1.B2" office:value-type="string">
            <text:p text:style-name="P1">hoia</text:p>
          </table:table-cell>
          <table:table-cell table:style-name="Table1.B2" office:value-type="string">
            <text:p text:style-name="P1">0</text:p>
            <text:p text:style-name="P12">(default)</text:p>
          </table:table-cell>
          <table:table-cell table:style-name="Table1.B2" office:value-type="string">
            <text:p text:style-name="P1">Use full form of <text:span text:style-name="Unicode_20_Name">Tai Viet Symbol Ho Hoi</text:span></text:p>
          </table:table-cell>
          <table:table-cell table:style-name="Table1.E2" office:value-type="string">
            <text:p text:style-name="P2">꫞</text:p>
          </table:table-cell>
        </table:table-row>
        <table:table-row table:style-name="Table1.1">
          <table:table-cell table:style-name="Table1.A10" office:value-type="string">
            <text:p text:style-name="P1"/>
          </table:table-cell>
          <table:table-cell table:style-name="Table1.A10" office:value-type="string">
            <text:p text:style-name="P1"/>
          </table:table-cell>
          <table:table-cell table:style-name="Table1.A10" office:value-type="string">
            <text:p text:style-name="P1">1</text:p>
          </table:table-cell>
          <table:table-cell table:style-name="Table1.A10" office:value-type="string">
            <text:p text:style-name="Standard">Use abbreviated form of<text:span text:style-name="Unicode_20_Name"> Tai Viet Symbol Ho Hoi</text:span></text:p>
          </table:table-cell>
          <table:table-cell table:style-name="Table1.E10" office:value-type="string">
            <text:p text:style-name="P10">꫞</text:p>
          </table:table-cell>
        </table:table-row>
        <text:soft-page-break/>
        <table:table-row table:style-name="Table1.1">
          <table:table-cell table:style-name="Table1.B2" office:value-type="string">
            <text:p text:style-name="P1">Non-white-space breaking</text:p>
          </table:table-cell>
          <table:table-cell table:style-name="Table1.B2" office:value-type="string">
            <text:p text:style-name="P1">brws</text:p>
          </table:table-cell>
          <table:table-cell table:style-name="Table1.B2" office:value-type="string">
            <text:p text:style-name="P1">0</text:p>
          </table:table-cell>
          <table:table-cell table:style-name="Table1.B2" office:value-type="string">
            <text:p text:style-name="Standard">Lines will break (or wrap) only at white space.</text:p>
          </table:table-cell>
          <table:table-cell table:style-name="Table1.E2" office:value-type="string">
            <text:p text:style-name="P3"/>
          </table:table-cell>
        </table:table-row>
        <table:table-row table:style-name="Table1.1">
          <table:table-cell table:style-name="Table1.A10" office:value-type="string">
            <text:p text:style-name="P1"/>
          </table:table-cell>
          <table:table-cell table:style-name="Table1.A10" office:value-type="string">
            <text:p text:style-name="P1"/>
          </table:table-cell>
          <table:table-cell table:style-name="Table1.A10" office:value-type="string">
            <text:p text:style-name="P1">1</text:p>
            <text:p text:style-name="P13">(default)</text:p>
          </table:table-cell>
          <table:table-cell table:style-name="Table1.A10" office:value-type="string">
            <text:p text:style-name="Standard">Break lines at any legitimate word/syllable break. This setting should be used if text is typed without word spacing.</text:p>
          </table:table-cell>
          <table:table-cell table:style-name="Table1.E10" office:value-type="string">
            <text:p text:style-name="P3"/>
          </table:table-cell>
        </table:table-row>
        <table:table-row table:style-name="Table1.1">
          <table:table-cell table:style-name="Table1.A3" office:value-type="string">
            <text:p text:style-name="P1">Diacritic selection</text:p>
          </table:table-cell>
          <table:table-cell table:style-name="Table1.A3" office:value-type="string">
            <text:p text:style-name="P1">dsel</text:p>
          </table:table-cell>
          <table:table-cell table:style-name="Table1.A3" office:value-type="string">
            <text:p text:style-name="P1">0</text:p>
          </table:table-cell>
          <table:table-cell table:style-name="Table1.A3" office:value-type="string">
            <text:p text:style-name="Standard">Diacritics (i.e. combining vowels and tones) can only be selected along with their base characters.</text:p>
          </table:table-cell>
          <table:table-cell table:style-name="Table1.E3" office:value-type="string">
            <text:p text:style-name="P3"/>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1</text:p>
            <text:p text:style-name="P13">(default)</text:p>
          </table:table-cell>
          <table:table-cell table:style-name="Table1.A3" office:value-type="string">
            <text:p text:style-name="Standard">Diacritics (i.e. combining vowels and tones) can be selected individually.</text:p>
          </table:table-cell>
          <table:table-cell table:style-name="Table1.E3" office:value-type="string">
            <text:p text:style-name="P3"/>
          </table:table-cell>
        </table:table-row>
        <table:table-row table:style-name="Table1.1">
          <table:table-cell table:style-name="Table1.B2" office:value-type="string">
            <text:p text:style-name="P1">Collision avoidance</text:p>
          </table:table-cell>
          <table:table-cell table:style-name="Table1.B2" office:value-type="string">
            <text:p text:style-name="P1">cfix</text:p>
          </table:table-cell>
          <table:table-cell table:style-name="Table1.B2" office:value-type="string">
            <text:p text:style-name="P1"/>
          </table:table-cell>
          <table:table-cell table:style-name="Table1.B2" office:value-type="string">
            <text:p text:style-name="P16">This feature is primarily intended for debugging the font, and may not be present in the production version of the font.</text:p>
          </table:table-cell>
          <table:table-cell table:style-name="Table1.E2" office:value-type="string">
            <text:p text:style-name="P3"/>
          </table:table-cell>
        </table:table-row>
        <table:table-row table:style-name="Table1.1">
          <table:table-cell table:style-name="Table1.A3" office:value-type="string">
            <text:p text:style-name="P1"/>
          </table:table-cell>
          <table:table-cell table:style-name="Table1.A3" office:value-type="string">
            <text:p text:style-name="P1"/>
          </table:table-cell>
          <table:table-cell table:style-name="Table1.A3" office:value-type="string">
            <text:p text:style-name="P1">0</text:p>
          </table:table-cell>
          <table:table-cell table:style-name="Table1.A3" office:value-type="string">
            <text:p text:style-name="Standard">Turn off the collision avoidance rules. This may result in some characters colliding with each other. </text:p>
          </table:table-cell>
          <table:table-cell table:style-name="Table1.E3" office:value-type="string">
            <text:p text:style-name="P3"/>
          </table:table-cell>
        </table:table-row>
        <table:table-row table:style-name="Table1.1">
          <table:table-cell table:style-name="Table1.A10" office:value-type="string">
            <text:p text:style-name="P1"/>
          </table:table-cell>
          <table:table-cell table:style-name="Table1.A10" office:value-type="string">
            <text:p text:style-name="P1"/>
          </table:table-cell>
          <table:table-cell table:style-name="Table1.A10" office:value-type="string">
            <text:p text:style-name="P1">1</text:p>
            <text:p text:style-name="P13">(default)</text:p>
          </table:table-cell>
          <table:table-cell table:style-name="Table1.A10" office:value-type="string">
            <text:p text:style-name="Standard">Collision avoidance rules are active. Characters should not touch one another.</text:p>
          </table:table-cell>
          <table:table-cell table:style-name="Table1.E10" office:value-type="string">
            <text:p text:style-name="P3"/>
          </table:table-cell>
        </table:table-row>
      </table:table>
      <text:h text:style-name="Heading_20_1" text:outline-level="1">Using features in apps with feature-selection dialogue</text:h>
      <text:p text:style-name="Text_20_body">If an application has a feature-selection dialogue (e.g. SIL WorldPad), simply select the desired feature and its setting in the dialogue box.</text:p>
      <text:h text:style-name="Heading_20_1" text:outline-level="1">Using features in LibreOffice and OpenOffice</text:h>
      <text:p text:style-name="Text_20_body">Some apps don't have a feature-selection dialogue, but still provide a means of specifying features. In LibreOffice and OpenOffice, the user can activate a particular feature by appending a text string to the name of the font in the font selection dialogue. The required text string consists of a colon followed by the feature ID number, an equal sign, and the feature value. For example, to activate the “Low CO Alternate” feature, look up the feature ID for “Low CO Alternate” and the desired feature value in the table above, then enter the following into the font selection dialogue:</text:p>
      <text:p text:style-name="P14">Tai Heritage Pro:lcoa=1</text:p>
      <text:p text:style-name="Text_20_body">To specify more than one feature, place an ampersand ( &amp; ) between them:</text:p>
      <text:p text:style-name="P14">Tai Heritage Pro:lcoa=1&amp;htoa=1</text:p>
      <text:h text:style-name="Heading_20_1" text:outline-level="1"><text:soft-page-break/>Notes</text:h>
      <text:list xml:id="list33734126" text:style-name="L1">
        <text:list-item>
          <text:p text:style-name="P19">The Collision Avoidance feature (cfix) was included for debugging, and may be removed from the production version of the font in order to improve performance.</text:p>
        </text:list-item>
        <text:list-item>
          <text:p text:style-name="P19">The vowel-over-final option for the Vowel Position (vowp=2) has been extremely difficult to implement in the Bold. In many instances, the vowel positions are far from ideal when this option is chosen. Due to the extremely tight fit of the vowels in the Bold, it is not clear if all of these positioning issues can be eliminated. As we are not sure how much demand there is for this feature, we chose to release the font in its current state rather than have a long delay while we attempted to resolve all of these iss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ai Heritage Pro" svg:font-family="'Tai Heritage Pro'" style:font-pitch="variable"/>
    <style:font-face style:name="Tai Heritage Pro:2003=1" svg:font-family="'Tai Heritage Pro:2003=1'" style:font-pitch="variable"/>
    <style:font-face style:name="Tai Heritage Pro:2006=1" svg:font-family="'Tai Heritage Pro:2006=1'" style:font-pitch="variable"/>
    <style:font-face style:name="Tai Heritage Pro:auea=1" svg:font-family="'Tai Heritage Pro:auea=1'" style:font-pitch="variable"/>
    <style:font-face style:name="Tai Heritage Pro:hoia=1" svg:font-family="'Tai Heritage Pro:hoia=1'" style:font-pitch="variable"/>
    <style:font-face style:name="Tai Heritage Pro:hpho=1" svg:font-family="'Tai Heritage Pro:hpho=1'" style:font-pitch="variable"/>
    <style:font-face style:name="Tai Heritage Pro:htoa=1" svg:font-family="'Tai Heritage Pro:htoa=1'" style:font-pitch="variable"/>
    <style:font-face style:name="Tai Heritage Pro:lcoa=1" svg:font-family="'Tai Heritage Pro:lcoa=1'" style:font-pitch="variable"/>
    <style:font-face style:name="Tai Heritage Pro:vowp=1" svg:font-family="'Tai Heritage Pro:vowp=1'" style:font-pitch="variable"/>
    <style:font-face style:name="Tai Heritage Pro:vowp=2" svg:font-family="'Tai Heritage Pro:vowp=2'"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TW" style:font-size-complex="11pt" style:language-complex="ar" style:country-complex="SA"/>
    </style:default-style>
    <style:default-style style:family="paragraph">
      <style:paragraph-properties fo:margin-top="0pt" fo:margin-bottom="10.01pt" fo:line-height="115%" fo:hyphenation-ladder-count="no-limit" style:text-autospace="ideograph-alpha" style:punctuation-wrap="hanging" style:line-break="strict" style:tab-stop-distance="18pt" style:writing-mode="lr-tb"/>
      <style:text-properties style:use-window-font-color="true" style:font-name="Times New Roman" fo:font-size="11pt" fo:language="en" fo:country="US" style:letter-kerning="true" style:font-name-asian="SimSun" style:font-size-asian="11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pt" fo:margin-bottom="4pt" fo:line-height="110%"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24.01pt" fo:margin-bottom="0pt" fo:keep-together="always" fo:keep-with-next="always"/>
      <style:text-properties fo:color="#3476b1" style:font-name="Arial1"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10.01pt" fo:margin-bottom="0pt" fo:keep-together="always" fo:keep-with-next="always"/>
      <style:text-properties fo:color="#629dd1" style:font-name="Arial1"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10.01pt" fo:margin-bottom="0pt" fo:keep-together="always" fo:keep-with-next="always"/>
      <style:text-properties fo:color="#629dd1" style:font-name="Arial1"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10.01pt" fo:margin-bottom="0pt" fo:keep-together="always" fo:keep-with-next="always"/>
      <style:text-properties fo:color="#629dd1" style:font-name="Arial1"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10.01pt" fo:margin-bottom="0pt" fo:keep-together="always" fo:keep-with-next="always"/>
      <style:text-properties fo:color="#224e76" style:font-name="Arial1"/>
    </style:style>
    <style:style style:name="Heading_20_6" style:display-name="Heading 6" style:family="paragraph" style:parent-style-name="Standard" style:next-style-name="Text_20_body" style:default-outline-level="6" style:class="text">
      <style:paragraph-properties fo:margin-top="10.01pt" fo:margin-bottom="0pt" fo:keep-together="always" fo:keep-with-next="always"/>
      <style:text-properties fo:color="#224e76" style:font-name="Arial1"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10.01pt" fo:margin-bottom="0pt" fo:keep-together="always" fo:keep-with-next="always"/>
      <style:text-properties fo:color="#404040" style:font-name="Arial1"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10.01pt" fo:margin-bottom="0pt" fo:keep-together="always" fo:keep-with-next="always"/>
      <style:text-properties fo:color="#629dd1" style:font-name="Arial1"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10.01pt" fo:margin-bottom="0pt" fo:keep-together="always" fo:keep-with-next="always"/>
      <style:text-properties fo:color="#404040" style:font-name="Arial1"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pt" fo:margin-bottom="15pt" fo:line-height="100%" fo:text-align="center" style:justify-single-word="false" fo:padding-left="0pt" fo:padding-right="0pt" fo:padding-top="0pt" fo:padding-bottom="4pt" fo:border-left="none" fo:border-right="none" fo:border-top="none" fo:border-bottom="0.99pt solid #629dd1"/>
      <style:text-properties fo:color="#1b1d3d" style:font-name="Arial1" fo:font-size="26pt" fo:letter-spacing="0.26pt"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629dd1" style:font-name="Arial1" fo:font-size="14pt" fo:letter-spacing="0.74pt" fo:font-style="italic" style:font-size-asian="14pt" style:font-style-asian="italic" style:font-size-complex="12pt" style:font-style-complex="italic"/>
    </style:style>
    <style:style style:name="No_20_Spacing" style:display-name="No Spacing" style:family="paragraph" style:default-outline-level="">
      <style:paragraph-properties fo:margin-top="0pt" fo:margin-bottom="0pt"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left="36pt" fo:margin-right="0pt" fo:text-indent="0pt" style:auto-text-indent="false"/>
    </style:style>
    <style:style style:name="Quote" style:family="paragraph" style:paren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default-outline-level="">
      <style:paragraph-properties fo:margin-left="46.8pt" fo:margin-right="46.8pt" fo:margin-top="10.01pt" fo:margin-bottom="14pt" fo:text-indent="0pt" style:auto-text-indent="false" fo:padding-left="0pt" fo:padding-right="0pt" fo:padding-top="0pt" fo:padding-bottom="4pt" fo:border-left="none" fo:border-right="none" fo:border-top="none" fo:border-bottom="0.51pt solid #629dd1"/>
      <style:text-properties fo:color="#629dd1"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line-height="100%"/>
      <style:text-properties fo:color="#629dd1"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fo:color="#1b1d3d" style:font-name="Arial1" fo:font-size="26pt" fo:letter-spacing="0.26pt" style:letter-kerning="true" style:font-size-asian="26pt" style:font-size-complex="26pt"/>
    </style:style>
    <style:style style:name="Heading_20_1_20_Char" style:display-name="Heading 1 Char" style:family="text" style:parent-style-name="Default_20_Paragraph_20_Font">
      <style:text-properties fo:color="#3476b1" style:font-name="Arial1"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629dd1" style:font-name="Arial1"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629dd1" style:font-name="Arial1" fo:font-weight="bold" style:font-weight-asian="bold" style:font-weight-complex="bold"/>
    </style:style>
    <style:style style:name="Subtitle_20_Char" style:display-name="Subtitle Char" style:family="text" style:parent-style-name="Default_20_Paragraph_20_Font">
      <style:text-properties fo:color="#629dd1" style:font-name="Arial1" fo:font-size="12pt" fo:letter-spacing="0.74pt" fo:font-style="italic" style:font-size-asian="12pt" style:font-style-asian="italic" style:font-size-complex="12pt" style:font-style-complex="italic"/>
    </style:style>
    <style:style style:name="Heading_20_4_20_Char" style:display-name="Heading 4 Char" style:family="text" style:parent-style-name="Default_20_Paragraph_20_Font">
      <style:text-properties fo:color="#629dd1" style:font-name="Arial1"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24e76" style:font-name="Arial1"/>
    </style:style>
    <style:style style:name="Heading_20_6_20_Char" style:display-name="Heading 6 Char" style:family="text" style:parent-style-name="Default_20_Paragraph_20_Font">
      <style:text-properties fo:color="#224e76" style:font-name="Arial1" fo:font-style="italic" style:font-style-asian="italic" style:font-style-complex="italic"/>
    </style:style>
    <style:style style:name="Heading_20_7_20_Char" style:display-name="Heading 7 Char" style:family="text" style:parent-style-name="Default_20_Paragraph_20_Font">
      <style:text-properties fo:color="#404040" style:font-name="Arial1" fo:font-style="italic" style:font-style-asian="italic" style:font-style-complex="italic"/>
    </style:style>
    <style:style style:name="Heading_20_8_20_Char" style:display-name="Heading 8 Char" style:family="text" style:parent-style-name="Default_20_Paragraph_20_Font">
      <style:text-properties fo:color="#629dd1" style:font-name="Arial1" fo:font-size="10pt" style:font-size-asian="10pt" style:font-size-complex="10pt"/>
    </style:style>
    <style:style style:name="Heading_20_9_20_Char" style:display-name="Heading 9 Char" style:family="text" style:parent-style-name="Default_20_Paragraph_20_Font">
      <style:text-properties fo:color="#404040" style:font-name="Arial1"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629dd1"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629dd1"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297fd5"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297fd5" fo:letter-spacing="0.26pt"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26pt" fo:font-weight="bold" style:font-weight-asian="bold" style:font-weight-complex="bold"/>
    </style:style>
    <style:style style:name="Unicode_20_Name" style:display-name="Unicode Name" style:family="text">
      <style:text-properties fo:font-variant="small-caps" style:use-window-font-color="true" style:font-name="Arial1" fo:font-size="11pt" style:font-size-asian="10pt" style:font-name-complex="Arial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72pt" fo:margin-bottom="72pt" fo:margin-left="72pt" fo:margin-right="72pt" style:writing-mode="lr-tb" style:layout-grid-color="#c0c0c0" style:layout-grid-lines="36" style:layout-grid-base-height="11.99pt" style:layout-grid-ruby-height="6.01pt" style:layout-grid-mode="none" style:layout-grid-ruby-below="false" style:layout-grid-print="false" style:layout-grid-display="false" style:layout-grid-base-width="10.49pt" style:layout-grid-snap-to="true" style:layout-grid-snap-to-characters="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Brase</meta:initial-creator>
    <dc:creator>Jim Brase</dc:creator>
    <meta:editing-cycles>27</meta:editing-cycles>
    <meta:creation-date>2011-09-20T17:42:00</meta:creation-date>
    <dc:date>2012-11-13T13:58:26.61</dc:date>
    <meta:editing-duration>PT4H47M5S</meta:editing-duration>
    <meta:generator>LibreOffice/3.4$Win32 LibreOffice_project/340m1$Build-402</meta:generator>
    <meta:printed-by>Jim Brase</meta:printed-by>
    <meta:print-date>2012-08-09T11:45:24.72</meta:print-date>
    <meta:document-statistic meta:table-count="1" meta:image-count="0" meta:object-count="0" meta:page-count="3" meta:paragraph-count="97" meta:word-count="618" meta:character-count="3519" meta:non-whitespace-character-count="299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